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EncSchemaTypeSystem.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doc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resolveHandl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Typ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SoapEncSchema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oapEncSchemaTypeSystem.findDocumentType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IdentityConstraint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Element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isNamespaceDefine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Typ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EncSchemaTypeSystem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EncSchemaTypeSystem.typeForClass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Type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handleForType( Schema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EncSchemaTypeSystem.typeForHandl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ModelGroup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TypeRef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ncSchemaTypeSystem.findElement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ncSchemaTypeSystem.glob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GroupRef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attribu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Ref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ncSchemaTypeSystem.saveToDirecto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DocumentTyp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getSourceAsStream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save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ModelGroup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apEncSchemaTypeSystem.glob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cSchemaTypeSystem.findAttributeGroup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